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50f9"/>
    </style:style>
    <style:style style:name="P3" style:family="paragraph" style:parent-style-name="Standard">
      <style:text-properties officeooo:rsid="000850f9" officeooo:paragraph-rsid="000850f9"/>
    </style:style>
    <style:style style:name="P4" style:family="paragraph" style:parent-style-name="Standard">
      <style:text-properties officeooo:rsid="000f7f40"/>
    </style:style>
    <style:style style:name="P5" style:family="paragraph" style:parent-style-name="Heading">
      <style:text-properties officeooo:rsid="000850f9" officeooo:paragraph-rsid="000850f9"/>
    </style:style>
    <style:style style:name="P6" style:family="paragraph" style:parent-style-name="Text_20_body">
      <style:text-properties officeooo:rsid="000850f9" officeooo:paragraph-rsid="000850f9"/>
    </style:style>
    <style:style style:name="P7" style:family="paragraph" style:parent-style-name="Text_20_body">
      <style:text-properties officeooo:rsid="00122b5b" officeooo:paragraph-rsid="00438375"/>
    </style:style>
    <style:style style:name="P8" style:family="paragraph" style:parent-style-name="Text_20_body">
      <style:text-properties officeooo:rsid="00122b5b" officeooo:paragraph-rsid="0049b0a9"/>
    </style:style>
    <style:style style:name="P9" style:family="paragraph" style:parent-style-name="Text_20_body">
      <style:paragraph-properties fo:text-align="justify" style:justify-single-word="false"/>
      <style:text-properties officeooo:rsid="00122b5b" officeooo:paragraph-rsid="00346b95"/>
    </style:style>
    <style:style style:name="P10" style:family="paragraph" style:parent-style-name="Text_20_body">
      <style:text-properties officeooo:paragraph-rsid="0030f2ba"/>
    </style:style>
    <style:style style:name="P11" style:family="paragraph" style:parent-style-name="Text_20_body">
      <style:text-properties officeooo:rsid="000afab7" officeooo:paragraph-rsid="000850f9"/>
    </style:style>
    <style:style style:name="P12" style:family="paragraph" style:parent-style-name="Text_20_body">
      <style:text-properties officeooo:paragraph-rsid="007f8dcf"/>
    </style:style>
    <style:style style:name="P13" style:family="paragraph" style:parent-style-name="Text_20_body">
      <style:text-properties officeooo:paragraph-rsid="0082a05e"/>
    </style:style>
    <style:style style:name="P14" style:family="paragraph" style:parent-style-name="Text_20_body">
      <style:paragraph-properties fo:text-align="justify" style:justify-single-word="false"/>
      <style:text-properties officeooo:paragraph-rsid="00848dde" style:font-size-asian="10.5pt"/>
    </style:style>
    <style:style style:name="P15" style:family="paragraph" style:parent-style-name="Text_20_body">
      <style:paragraph-properties fo:text-align="justify" style:justify-single-word="false"/>
      <style:text-properties officeooo:paragraph-rsid="00848dde"/>
    </style:style>
    <style:style style:name="P16" style:family="paragraph" style:parent-style-name="Text_20_body" style:list-style-name="L1">
      <style:paragraph-properties fo:margin-left="0cm" fo:margin-right="0cm" fo:text-indent="0cm" style:auto-text-indent="false"/>
      <style:text-properties officeooo:rsid="00156abe" officeooo:paragraph-rsid="00503f1e"/>
    </style:style>
    <style:style style:name="P17" style:family="paragraph" style:parent-style-name="Text_20_body" style:list-style-name="L1">
      <style:paragraph-properties fo:margin-left="0cm" fo:margin-right="0cm" fo:text-indent="0cm" style:auto-text-indent="false"/>
      <style:text-properties officeooo:rsid="00156abe" officeooo:paragraph-rsid="005af6ec"/>
    </style:style>
    <style:style style:name="P18" style:family="paragraph" style:parent-style-name="Text_20_body" style:list-style-name="L1">
      <style:paragraph-properties fo:margin-left="0cm" fo:margin-right="0cm" fo:text-indent="0cm" style:auto-text-indent="false"/>
      <style:text-properties officeooo:rsid="00156abe" officeooo:paragraph-rsid="005d566e"/>
    </style:style>
    <style:style style:name="P19" style:family="paragraph" style:parent-style-name="Text_20_body" style:list-style-name="L2">
      <style:paragraph-properties fo:margin-left="0cm" fo:margin-right="0cm" fo:text-indent="0cm" style:auto-text-indent="false"/>
      <style:text-properties officeooo:rsid="00166e59" officeooo:paragraph-rsid="0068dce1"/>
    </style:style>
    <style:style style:name="P20" style:family="paragraph" style:parent-style-name="Text_20_body" style:list-style-name="L2">
      <style:paragraph-properties fo:margin-left="0cm" fo:margin-right="0cm" fo:text-indent="0cm" style:auto-text-indent="false"/>
      <style:text-properties officeooo:rsid="00166e59" officeooo:paragraph-rsid="006fbbcf"/>
    </style:style>
    <style:style style:name="P21" style:family="paragraph" style:parent-style-name="Text_20_body">
      <style:paragraph-properties fo:margin-left="0cm" fo:margin-right="0cm" fo:text-indent="0cm" style:auto-text-indent="false"/>
      <style:text-properties officeooo:rsid="00166e59" officeooo:paragraph-rsid="00166e59"/>
    </style:style>
    <style:style style:name="P22" style:family="paragraph" style:parent-style-name="Element">
      <style:text-properties officeooo:rsid="0012ed8b"/>
    </style:style>
    <style:style style:name="P23" style:family="paragraph" style:parent-style-name="Element">
      <style:text-properties officeooo:rsid="00144479"/>
    </style:style>
    <style:style style:name="P24" style:family="paragraph" style:parent-style-name="Element">
      <style:text-properties officeooo:paragraph-rsid="005c7c75"/>
    </style:style>
    <style:style style:name="P25" style:family="paragraph" style:parent-style-name="Heading_20_2">
      <style:text-properties officeooo:rsid="00122b5b"/>
    </style:style>
    <style:style style:name="P26" style:family="paragraph" style:parent-style-name="Heading_20_2">
      <style:text-properties officeooo:rsid="00122b5b" officeooo:paragraph-rsid="00122b5b"/>
    </style:style>
    <style:style style:name="P27" style:family="paragraph" style:parent-style-name="Heading_20_2">
      <style:text-properties officeooo:rsid="0068dce1"/>
    </style:style>
    <style:style style:name="P28" style:family="paragraph" style:parent-style-name="Heading_20_2">
      <style:text-properties officeooo:rsid="006720bb"/>
    </style:style>
    <style:style style:name="P29" style:family="paragraph" style:parent-style-name="Heading_20_2">
      <style:text-properties officeooo:paragraph-rsid="00811117"/>
    </style:style>
    <style:style style:name="P30" style:family="paragraph" style:parent-style-name="Heading_20_2">
      <style:text-properties officeooo:paragraph-rsid="00858c78"/>
    </style:style>
    <style:style style:name="P31" style:family="paragraph" style:parent-style-name="Heading_20_1">
      <style:text-properties officeooo:rsid="000850f9" officeooo:paragraph-rsid="000850f9"/>
    </style:style>
    <style:style style:name="P32" style:family="paragraph" style:parent-style-name="Heading_20_1">
      <style:text-properties officeooo:rsid="000850f9" officeooo:paragraph-rsid="00122b5b"/>
    </style:style>
    <style:style style:name="P33" style:family="paragraph" style:parent-style-name="Heading_20_1" style:list-style-name="">
      <style:paragraph-properties fo:text-align="start" style:justify-single-word="false">
        <style:tab-stops/>
      </style:paragraph-properties>
      <style:text-properties officeooo:rsid="000850f9" officeooo:paragraph-rsid="000850f9"/>
    </style:style>
    <style:style style:name="P34" style:family="paragraph" style:parent-style-name="Heading_20_1">
      <style:text-properties officeooo:paragraph-rsid="007f8dcf"/>
    </style:style>
    <style:style style:name="P35" style:family="paragraph" style:parent-style-name="Heading_20_1">
      <style:paragraph-properties fo:break-before="page"/>
      <style:text-properties officeooo:rsid="000850f9" officeooo:paragraph-rsid="000850f9"/>
    </style:style>
    <style:style style:name="T1" style:family="text">
      <style:text-properties officeooo:rsid="000850f9"/>
    </style:style>
    <style:style style:name="T2" style:family="text">
      <style:text-properties officeooo:rsid="000ce250"/>
    </style:style>
    <style:style style:name="T3" style:family="text">
      <style:text-properties officeooo:rsid="000d14f9"/>
    </style:style>
    <style:style style:name="T4" style:family="text">
      <style:text-properties officeooo:rsid="000e983c"/>
    </style:style>
    <style:style style:name="T5" style:family="text">
      <style:text-properties officeooo:rsid="000f7f40"/>
    </style:style>
    <style:style style:name="T6" style:family="text">
      <style:text-properties officeooo:rsid="00122b5b"/>
    </style:style>
    <style:style style:name="T7" style:family="text">
      <style:text-properties officeooo:rsid="0012ed8b"/>
    </style:style>
    <style:style style:name="T8" style:family="text">
      <style:text-properties officeooo:rsid="001b2fc9"/>
    </style:style>
    <style:style style:name="T9" style:family="text">
      <style:text-properties officeooo:rsid="001d73eb"/>
    </style:style>
    <style:style style:name="T10" style:family="text">
      <style:text-properties officeooo:rsid="001e6898"/>
    </style:style>
    <style:style style:name="T11" style:family="text">
      <style:text-properties officeooo:rsid="00227d78"/>
    </style:style>
    <style:style style:name="T12" style:family="text">
      <style:text-properties officeooo:rsid="002457e5"/>
    </style:style>
    <style:style style:name="T13" style:family="text">
      <style:text-properties officeooo:rsid="00256976"/>
    </style:style>
    <style:style style:name="T14" style:family="text">
      <style:text-properties officeooo:rsid="0026ef41"/>
    </style:style>
    <style:style style:name="T15" style:family="text">
      <style:text-properties officeooo:rsid="00279bd4"/>
    </style:style>
    <style:style style:name="T16" style:family="text">
      <style:text-properties officeooo:rsid="0027c0c9"/>
    </style:style>
    <style:style style:name="T17" style:family="text">
      <style:text-properties officeooo:rsid="0029cbef"/>
    </style:style>
    <style:style style:name="T18" style:family="text">
      <style:text-properties officeooo:rsid="002b91f7"/>
    </style:style>
    <style:style style:name="T19" style:family="text">
      <style:text-properties officeooo:rsid="002d15ee"/>
    </style:style>
    <style:style style:name="T20" style:family="text">
      <style:text-properties officeooo:rsid="002d79f3"/>
    </style:style>
    <style:style style:name="T21" style:family="text">
      <style:text-properties officeooo:rsid="002f1dc8"/>
    </style:style>
    <style:style style:name="T22" style:family="text">
      <style:text-properties officeooo:rsid="0030bf03"/>
    </style:style>
    <style:style style:name="T23" style:family="text">
      <style:text-properties officeooo:rsid="0030f2ba"/>
    </style:style>
    <style:style style:name="T24" style:family="text">
      <style:text-properties officeooo:rsid="0032a6f4"/>
    </style:style>
    <style:style style:name="T25" style:family="text">
      <style:text-properties officeooo:rsid="00346b95"/>
    </style:style>
    <style:style style:name="T26" style:family="text">
      <style:text-properties officeooo:rsid="00364524"/>
    </style:style>
    <style:style style:name="T27" style:family="text">
      <style:text-properties officeooo:rsid="0036b4df"/>
    </style:style>
    <style:style style:name="T28" style:family="text">
      <style:text-properties officeooo:rsid="00394159"/>
    </style:style>
    <style:style style:name="T29" style:family="text">
      <style:text-properties officeooo:rsid="003aaf46"/>
    </style:style>
    <style:style style:name="T30" style:family="text">
      <style:text-properties officeooo:rsid="003bf7ac"/>
    </style:style>
    <style:style style:name="T31" style:family="text">
      <style:text-properties officeooo:rsid="003e5866"/>
    </style:style>
    <style:style style:name="T32" style:family="text">
      <style:text-properties officeooo:rsid="003f3e7b"/>
    </style:style>
    <style:style style:name="T33" style:family="text">
      <style:text-properties officeooo:rsid="003f5d0f"/>
    </style:style>
    <style:style style:name="T34" style:family="text">
      <style:text-properties officeooo:rsid="00403e9c"/>
    </style:style>
    <style:style style:name="T35" style:family="text">
      <style:text-properties officeooo:rsid="004087dc"/>
    </style:style>
    <style:style style:name="T36" style:family="text">
      <style:text-properties officeooo:rsid="00414294"/>
    </style:style>
    <style:style style:name="T37" style:family="text">
      <style:text-properties officeooo:rsid="00430792"/>
    </style:style>
    <style:style style:name="T38" style:family="text">
      <style:text-properties officeooo:rsid="00438375"/>
    </style:style>
    <style:style style:name="T39" style:family="text">
      <style:text-properties officeooo:rsid="0045659a"/>
    </style:style>
    <style:style style:name="T40" style:family="text">
      <style:text-properties officeooo:rsid="004738e8"/>
    </style:style>
    <style:style style:name="T41" style:family="text">
      <style:text-properties officeooo:rsid="00480c8e"/>
    </style:style>
    <style:style style:name="T42" style:family="text">
      <style:text-properties officeooo:rsid="0049b0a9"/>
    </style:style>
    <style:style style:name="T43" style:family="text">
      <style:text-properties officeooo:rsid="004aac76"/>
    </style:style>
    <style:style style:name="T44" style:family="text">
      <style:text-properties officeooo:rsid="004ca788"/>
    </style:style>
    <style:style style:name="T45" style:family="text">
      <style:text-properties officeooo:rsid="004de0ea"/>
    </style:style>
    <style:style style:name="T46" style:family="text">
      <style:text-properties officeooo:rsid="004e6d8c"/>
    </style:style>
    <style:style style:name="T47" style:family="text">
      <style:text-properties officeooo:rsid="00503f1e"/>
    </style:style>
    <style:style style:name="T48" style:family="text">
      <style:text-properties officeooo:rsid="005050bf"/>
    </style:style>
    <style:style style:name="T49" style:family="text">
      <style:text-properties officeooo:rsid="00515475"/>
    </style:style>
    <style:style style:name="T50" style:family="text">
      <style:text-properties officeooo:rsid="00523a2c"/>
    </style:style>
    <style:style style:name="T51" style:family="text">
      <style:text-properties officeooo:rsid="00542a03"/>
    </style:style>
    <style:style style:name="T52" style:family="text">
      <style:text-properties fo:font-style="italic" style:font-style-asian="italic" style:font-style-complex="italic"/>
    </style:style>
    <style:style style:name="T53" style:family="text">
      <style:text-properties fo:font-style="italic" officeooo:rsid="000f7f40" style:font-style-asian="italic" style:font-style-complex="italic"/>
    </style:style>
    <style:style style:name="T54" style:family="text">
      <style:text-properties fo:font-style="italic" officeooo:rsid="00848dde"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54e34b"/>
    </style:style>
    <style:style style:name="T57" style:family="text">
      <style:text-properties officeooo:rsid="00565634"/>
    </style:style>
    <style:style style:name="T58" style:family="text">
      <style:text-properties fo:font-style="normal" officeooo:rsid="00565634" style:font-style-asian="normal" style:font-style-complex="normal"/>
    </style:style>
    <style:style style:name="T59" style:family="text">
      <style:text-properties fo:font-style="normal" officeooo:rsid="000f7f40" style:font-style-asian="normal" style:font-style-complex="normal"/>
    </style:style>
    <style:style style:name="T60" style:family="text">
      <style:text-properties officeooo:rsid="00567023"/>
    </style:style>
    <style:style style:name="T61" style:family="text">
      <style:text-properties officeooo:rsid="00581949"/>
    </style:style>
    <style:style style:name="T62" style:family="text">
      <style:text-properties officeooo:rsid="005a01ce"/>
    </style:style>
    <style:style style:name="T63" style:family="text">
      <style:text-properties officeooo:rsid="005af6ec"/>
    </style:style>
    <style:style style:name="T64" style:family="text">
      <style:text-properties officeooo:rsid="005c7c75"/>
    </style:style>
    <style:style style:name="T65" style:family="text">
      <style:text-properties officeooo:rsid="005d3464"/>
    </style:style>
    <style:style style:name="T66" style:family="text">
      <style:text-properties officeooo:rsid="005d566e"/>
    </style:style>
    <style:style style:name="T67" style:family="text">
      <style:text-properties officeooo:rsid="0060528d"/>
    </style:style>
    <style:style style:name="T68" style:family="text">
      <style:text-properties officeooo:rsid="0061cab1"/>
    </style:style>
    <style:style style:name="T69" style:family="text">
      <style:text-properties officeooo:rsid="006358e9"/>
    </style:style>
    <style:style style:name="T70" style:family="text">
      <style:text-properties officeooo:rsid="006508c1"/>
    </style:style>
    <style:style style:name="T71" style:family="text">
      <style:text-properties officeooo:rsid="0065c1de"/>
    </style:style>
    <style:style style:name="T72" style:family="text">
      <style:text-properties officeooo:rsid="006720bb"/>
    </style:style>
    <style:style style:name="T73" style:family="text">
      <style:text-properties officeooo:rsid="0069263d"/>
    </style:style>
    <style:style style:name="T74" style:family="text">
      <style:text-properties officeooo:rsid="006931ee"/>
    </style:style>
    <style:style style:name="T75" style:family="text">
      <style:text-properties officeooo:rsid="006b22e0"/>
    </style:style>
    <style:style style:name="T76" style:family="text">
      <style:text-properties officeooo:rsid="006c3e5b"/>
    </style:style>
    <style:style style:name="T77" style:family="text">
      <style:text-properties officeooo:rsid="006d233e"/>
    </style:style>
    <style:style style:name="T78" style:family="text">
      <style:text-properties officeooo:rsid="006dd3e1"/>
    </style:style>
    <style:style style:name="T79" style:family="text">
      <style:text-properties officeooo:rsid="006ed0e5"/>
    </style:style>
    <style:style style:name="T80" style:family="text">
      <style:text-properties officeooo:rsid="006fbbcf"/>
    </style:style>
    <style:style style:name="T81" style:family="text">
      <style:text-properties officeooo:rsid="007157a1"/>
    </style:style>
    <style:style style:name="T82" style:family="text">
      <style:text-properties officeooo:rsid="0072a4d1"/>
    </style:style>
    <style:style style:name="T83" style:family="text">
      <style:text-properties officeooo:rsid="007522c2"/>
    </style:style>
    <style:style style:name="T84" style:family="text">
      <style:text-properties officeooo:rsid="0075577e"/>
    </style:style>
    <style:style style:name="T85" style:family="text">
      <style:text-properties officeooo:rsid="00764f8c"/>
    </style:style>
    <style:style style:name="T86" style:family="text">
      <style:text-properties officeooo:rsid="007c5ce2"/>
    </style:style>
    <style:style style:name="T87" style:family="text">
      <style:text-properties officeooo:rsid="007df10b"/>
    </style:style>
    <style:style style:name="T88" style:family="text">
      <style:text-properties officeooo:rsid="007f8dcf"/>
    </style:style>
    <style:style style:name="T89" style:family="text">
      <style:text-properties officeooo:rsid="00811117"/>
    </style:style>
    <style:style style:name="T90" style:family="text">
      <style:text-properties officeooo:rsid="0082a05e"/>
    </style:style>
    <style:style style:name="T91" style:family="text">
      <style:text-properties officeooo:rsid="00848dde"/>
    </style:style>
    <style:style style:name="T92" style:family="text">
      <style:text-properties officeooo:rsid="00858c78"/>
    </style:style>
    <style:style style:name="T93" style:family="text">
      <style:text-properties officeooo:rsid="0085e0fa"/>
    </style:style>
    <style:style style:name="T94" style:family="text">
      <style:text-properties officeooo:rsid="0086b4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13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VALLIER Raphaël<text:tab/><text:tab/><text:tab/><text:tab/><text:tab/><text:tab/><text:tab/><text:tab/> <text:s text:c="8"/>M2 Info G.L.</text:p>
      <text:p text:style-name="P3">DOUCHEMENT Marc<text:tab/><text:tab/><text:tab/><text:tab/><text:tab/><text:tab/><text:tab/><text:tab/><text:tab/> <text:s text:c="6"/>A.O.C.</text:p>
      <text:p text:style-name="P3"/>
      <text:p text:style-name="P5">Rapport Projet-TP Métronome A.O.C.</text:p>
      <text:p text:style-name="P6"/>
      <text:p text:style-name="P6"/>
      <text:h text:style-name="P31" text:outline-level="1">Introduction</text:h>
      <text:p text:style-name="P2"/>
      <text:p text:style-name="Standard"><text:span text:style-name="T1"><text:tab/></text:span><text:span text:style-name="T2">Le mini projet-TP mené en A.O.C consiste en la réalisation d'un métronome simple permettant de marquer le tempo par l'intermédiaire de flash et de cli</text:span><text:span text:style-name="T51">ques</text:span><text:span text:style-name="T2"> sonores. L'interface fournie à l'utilisateur permet d'accéder à quatre boutons de commandes (marche, arrêt, incrémenter les temps, décrémenter les temps) ainsi qu'</text:span><text:span text:style-name="T82">à</text:span><text:span text:style-name="T2"> une molette permettant de régler la vitesse du tempo. Le métronome comporte également un affichage de la valeur du tempo, ainsi que deux diodes permettant de marquer les temps et les mesures.</text:span></text:p>
      <text:p text:style-name="Standard"><text:span text:style-name="T2"><text:tab/></text:span><text:span text:style-name="T3">Deux versions différentes de l'implémentation de l'IHM ont été développé</text:span><text:span text:style-name="T51">es</text:span><text:span text:style-name="T3"> : La première est une implémentation en Swing </text:span><text:span text:style-name="T4">et la deuxième est un adaptateur permettant de communiquer avec un matériel externe (pour ce TP, un simulateur en java). Le mécanisme permettant de faire fonctionner le métronome est équivalent dans les deux versions. Ainsi, on retrouve un moteur qui permet de gérer l'état du métronome et d'envoyer périodiquement des commandes pour marquer les temps, une interface IHM qui définit l</text:span><text:span text:style-name="T5">'affichage et le contrôle de l'utilisateur et </text:span><text:span text:style-name="T4">un contrôleur permettant </text:span><text:span text:style-name="T5">de contrôler les communication</text:span><text:span text:style-name="T60">s</text:span><text:span text:style-name="T5"> entre le moteur et l'affichage (et inversement). Notre application utilise également les design patterns </text:span><text:span text:style-name="T53">command</text:span><text:span text:style-name="T5">, </text:span><text:span text:style-name="T53">observer</text:span><text:span text:style-name="T58">,</text:span><text:span text:style-name="T5"> </text:span><text:span text:style-name="T53">factory</text:span><text:span text:style-name="T59">, </text:span><text:span text:style-name="T58">etc.</text:span><text:span text:style-name="T5"> afin de gérer les échanges entre les différents modules.</text:span></text:p>
      <text:p text:style-name="P4"><text:tab/>Dans un premier temps, nous allons détailler la conception commune aux deux versions du métronome, puis, dans un <text:span text:style-name="T51">second</text:span> temps, nous détailleron<text:span text:style-name="T51">s</text:span> les modifications apportées à l'application pour permettre la mise en place d'un adaptateur.</text:p>
      <text:p text:style-name="P6"/>
      <text:h text:style-name="P32" text:outline-level="1">Première version – IHM Swing</text:h>
      <text:h text:style-name="P25" text:outline-level="2">Moteur</text:h>
      <text:p text:style-name="P9"><text:tab/><text:span text:style-name="T9">L'interface Moteur permet de définir l'état du métronome lors de l’exécution du programme. Il comporte plusieurs attributs modifiables comme la vitesse du tempo </text:span><text:span text:style-name="Code"><text:span text:style-name="T55">int tempo</text:span></text:span><text:span text:style-name="T9">, <text:s/></text:span><text:span text:style-name="T56">le</text:span><text:span text:style-name="T10"> nombre de temps par mesure </text:span><text:span text:style-name="Code"><text:span text:style-name="T52">int steps</text:span></text:span><text:span text:style-name="T10"> </text:span><text:span text:style-name="T24">ainsi qu'</text:span><text:span text:style-name="T10">un état de fonctionnement </text:span><text:span text:style-name="Code"><text:span text:style-name="T52">boolean started</text:span></text:span><text:span text:style-name="T10">. </text:span><text:span text:style-name="T25">Le moteur du métronome reçoit également une commande de type </text:span><text:span text:style-name="Code">CommandMotor</text:span><text:span text:style-name="T25"> </text:span><text:span text:style-name="T46">qui permet</text:span><text:span text:style-name="T25"> de marquer les temps. </text:span><text:span text:style-name="T46">Cette commande est exécutée périodiquement quand le moteur est en état de marche grâce à une </text:span><text:span text:style-name="Code">Horloge</text:span><text:span text:style-name="T46">. </text:span><text:span text:style-name="T25">Enfin, cette interface </text:span><text:span text:style-name="Code">Mot</text:span><text:span text:style-name="Code"><text:span text:style-name="T83">or</text:span></text:span><text:span text:style-name="T25"> étend aussi l'interface </text:span><text:span text:style-name="Code">SubjectMotorTempo</text:span><text:span text:style-name="T25"> lui permettant d'être observé</text:span><text:span text:style-name="T56">e</text:span><text:span text:style-name="T25"> en cas de changement du tempo.</text:span></text:p>
      <text:h text:style-name="P26" text:outline-level="2">IHM</text:h>
      <text:p text:style-name="P10"><text:span text:style-name="T6"><text:tab/></text:span><text:span text:style-name="T11">Cette interface </text:span><text:span text:style-name="T12">doit permettre de représenter graphiquement le métronome. </text:span><text:span text:style-name="T14">Elle dispose de quatre méthodes </text:span><text:span text:style-name="T19">(</text:span><text:span text:style-name="Code">void flashStep(), </text:span><text:span text:style-name="Code"><text:span text:style-name="T9">void clicEmitterStep(), void flashMeasure()</text:span></text:span><text:span text:style-name="T19"> </text:span><text:span text:style-name="T20">et </text:span><text:span text:style-name="Code"><text:span text:style-name="T19">void clicEmitterMeasure()</text:span></text:span><text:span text:style-name="T19">) </text:span><text:span text:style-name="T14">permettant</text:span><text:span text:style-name="T16"> </text:span><text:span text:style-name="T14">de faire flasher une diode et </text:span><text:span text:style-name="T15">d’émettre</text:span><text:span text:style-name="T14"> un son </text:span><text:span text:style-name="T16">afin de marquer </text:span><text:span text:style-name="T17">les </text:span><text:span text:style-name="T22">temps</text:span><text:span text:style-name="T16"> et </text:span><text:span text:style-name="T17">les</text:span><text:span text:style-name="T16"> </text:span><text:span text:style-name="T22">mesures</text:span><text:span text:style-name="T16">. </text:span><text:span text:style-name="T12"><text:s/>Elle comporte é</text:span><text:span text:style-name="T18">galement</text:span><text:span text:style-name="T12"> deux attributs : </text:span><text:span text:style-name="Code">float wheelPosition</text:span><text:span text:style-name="T12"> permettant d'accéder à la position c</text:span><text:span text:style-name="T23">ourante </text:span><text:span text:style-name="T12">de la molette et </text:span><text:span text:style-name="Code">int displayTempo </text:span><text:span text:style-name="T23">permettant</text:span><text:span text:style-name="T13"> </text:span><text:span text:style-name="T23">de </text:span><text:span text:style-name="T13">changer </text:span><text:span text:style-name="T12">la valeur affichée sur l’écran d'affichage du tempo. D'autre part, </text:span><text:soft-page-break/><text:span text:style-name="T12">l'implémentation de l'IHM </text:span><text:span text:style-name="T28">reçoit</text:span><text:span text:style-name="T12"> </text:span><text:span text:style-name="T21">des commandes </text:span><text:span text:style-name="T26">de type </text:span><text:span text:style-name="Code">CommandAdaptor</text:span><text:span text:style-name="T26"> à </text:span><text:span text:style-name="T28">exécuter </text:span><text:span text:style-name="T26">lors des cliques sur ses boutons. </text:span><text:span text:style-name="T29">Enfin, l</text:span><text:span text:style-name="T27">'interface </text:span><text:span text:style-name="T29">IHM </text:span><text:span text:style-name="T27">étend également </text:span><text:span text:style-name="T28">l'interface </text:span><text:span text:style-name="Code">SubjectWheel</text:span><text:span text:style-name="T28"> </text:span><text:span text:style-name="T29">afin </text:span><text:span text:style-name="T30">de </text:span><text:span text:style-name="T30">permettre l</text:span><text:span text:style-name="T29">'envo</text:span><text:span text:style-name="T30">i</text:span><text:span text:style-name="T29"> de notification</text:span><text:span text:style-name="T30">s</text:span><text:span text:style-name="T29"> lors </text:span><text:span text:style-name="T30">du changement d'état de la molette.</text:span></text:p>
      <text:h text:style-name="P26" text:outline-level="2">Contrôleur</text:h>
      <text:p text:style-name="P7"><text:tab/><text:span text:style-name="T31">Cette interface permet de contrôler et de transmettre des informations entre les deux composants IHM et Moteur. </text:span><text:span text:style-name="T32">Elle dispose de quatre méthodes permettant de changer l'état du </text:span><text:span text:style-name="T84">m</text:span><text:span text:style-name="T32">oteur : </text:span><text:span text:style-name="Code">void start()</text:span><text:span text:style-name="T32"> permet de démarrer le moteur si </text:span><text:span text:style-name="T33">ce dernier</text:span><text:span text:style-name="T32"> est arrêté, </text:span><text:span text:style-name="Code">void stop()</text:span><text:span text:style-name="T33"> permet d'arrêter le moteur si ce dernier est en marche, </text:span><text:span text:style-name="Code">void inc()</text:span><text:span text:style-name="T33"> permet d'incrémenter le nombre de temps par mesure si cette valeur n'a pas déjà atteint son maximum et </text:span><text:span text:style-name="T35">pour finir,</text:span><text:span text:style-name="T33"> la méthode </text:span><text:span text:style-name="Code">void dec()</text:span><text:span text:style-name="T34"> permet de décrémenter le nombre de temps par mesures si cette valeur n'a pas déjà atteint son minimum. </text:span><text:span text:style-name="T36">Le contrôleur dispose également d'une méthode </text:span><text:span text:style-name="Code">void displayStep()</text:span><text:span text:style-name="T36"> permettant d’émettre un son et de faire flasher la diode des temps ou des mesures en fonction d</text:span><text:span text:style-name="T37">e l'état du métronome et du temps à marquer. </text:span><text:span text:style-name="T38">Cette interface étend d'autre</text:span><text:span text:style-name="T61">s</text:span><text:span text:style-name="T38"> part</text:span><text:span text:style-name="T61">s</text:span><text:span text:style-name="T38">, les interfaces </text:span><text:span text:style-name="Code">ObserverMotorTempo</text:span><text:span text:style-name="T38"> et </text:span><text:span text:style-name="Code">ObserverWheel</text:span><text:span text:style-name="T38"> afin de transformer le contrôleur en observateur et lui permettre ainsi de </text:span><text:span text:style-name="T39">recevoir</text:span><text:span text:style-name="T38"> des notifications lors du changement d'état de la molette ou d'un changement de tempo dans le Moteur.</text:span></text:p>
      <text:h text:style-name="P26" text:outline-level="2">Patterns</text:h>
      <text:list xml:id="list2037871674" text:style-name="List_20_1">
        <text:list-item>
          <text:p text:style-name="Element"><text:span text:style-name="T6">Command</text:span><text:span text:style-name="T7">es</text:span><text:span text:style-name="T6"> </text:span><text:span text:style-name="T7">de l'IHM : Start, Stop, Inc, Dec</text:span></text:p>
        </text:list-item>
      </text:list>
      <text:p text:style-name="P8"><text:tab/><text:span text:style-name="T44">Ces</text:span><text:span text:style-name="T40"> quatre commandes, permettant d’exécuter les actions lors de cliques sur les boutons de l'IHM, implémentent toutes l'interface</text:span><text:span text:style-name="T26"> </text:span><text:span text:style-name="Code">CommandAdaptor</text:span><text:span text:style-name="T26">. </text:span><text:span text:style-name="T44">Elles</text:span><text:span text:style-name="T41"> sont créées et transmises à l'IHM grâce à la </text:span><text:span text:style-name="T47">f</text:span><text:span text:style-name="T41">abrique de création (Pattern Factory) </text:span><text:span text:style-name="Code">Metronome</text:span><text:span text:style-name="T44">. </text:span><text:span text:style-name="T45">Elles</text:span><text:span text:style-name="T42"> sont </text:span><text:span text:style-name="T44">invoquées</text:span><text:span text:style-name="T42"> par l'IHM </text:span><text:span text:style-name="T45">(</text:span><text:span text:style-name="T42">lors des événements </text:span><text:span text:style-name="Code">mousePressed</text:span><text:span text:style-name="T42"> </text:span><text:span text:style-name="T45">pour la première version du métronome) </text:span><text:span text:style-name="T42">et appellent des méthodes de la class</text:span><text:span text:style-name="T43">e</text:span><text:span text:style-name="T42"> </text:span><text:span text:style-name="Code">Contr</text:span><text:span text:style-name="Code"><text:span text:style-name="T42">o</text:span></text:span><text:span text:style-name="Code">l</text:span><text:span text:style-name="Code"><text:span text:style-name="T57">l</text:span></text:span><text:span text:style-name="Code">er</text:span><text:span text:style-name="T42">.</text:span></text:p>
      <text:list xml:id="list1406580662" text:continue-numbering="true" text:style-name="List_20_1">
        <text:list-item>
          <text:p text:style-name="P22">Commandes du Moteur : Flasher</text:p>
        </text:list-item>
      </text:list>
      <text:list xml:id="list1433953821" text:style-name="L1">
        <text:list-header>
          <text:p text:style-name="P16"><text:tab/><text:span text:style-name="T46">La commande </text:span><text:span text:style-name="Code">CmdDisplayStepImpl</text:span><text:span text:style-name="T46"> implémente l'interface </text:span><text:span text:style-name="Code">CommandMotor</text:span><text:span text:style-name="T46"> et permet d'exécuter une méthode sur le </text:span><text:span text:style-name="Code">Controller</text:span><text:span text:style-name="T46"> afin de marquer les temps et les mesures. </text:span><text:span text:style-name="T47">Cette commande est créée et transmise au </text:span><text:span text:style-name="Code">Moteur</text:span><text:span text:style-name="T47"> grâce à la fabrique </text:span><text:span text:style-name="Code">Metronome</text:span><text:span text:style-name="T47"> et est invoquée périodiquement par l'horloge du Moteur.</text:span></text:p>
        </text:list-header>
      </text:list>
      <text:list xml:id="list1147653693" text:continue-list="list1406580662" text:style-name="List_20_1">
        <text:list-item>
          <text:p text:style-name="P23">Observeur sur le tempo du Moteur</text:p>
        </text:list-item>
      </text:list>
      <text:list xml:id="list1996728132" text:continue-list="list1433953821" text:style-name="L1">
        <text:list-header>
          <text:p text:style-name="P17"><text:tab/><text:span text:style-name="T48">Afin de notifier les changements de tempo du </text:span><text:span text:style-name="Code">Moteur</text:span><text:span text:style-name="T48">, une implémentation du pattern observer a été mis</text:span><text:span text:style-name="T61">e</text:span><text:span text:style-name="T48"> en place entre le </text:span><text:span text:style-name="Code">Moteur</text:span><text:span text:style-name="T48"> et le </text:span><text:span text:style-name="Code">Controller</text:span><text:span text:style-name="T48">. </text:span><text:span text:style-name="T62">D</text:span><text:span text:style-name="T48">eux interfaces ont </text:span><text:span text:style-name="T62">donc </text:span><text:span text:style-name="T48">été créées : </text:span><text:span text:style-name="Code">SubjectMotorTempo</text:span><text:span text:style-name="T49"> </text:span><text:span text:style-name="T50">est le sujet de </text:span><text:span text:style-name="T62">l’observer</text:span><text:span text:style-name="T50"> implémenté par le </text:span><text:span text:style-name="Code">Moteur</text:span><text:span text:style-name="T50"> et </text:span><text:span text:style-name="Code">ObserverMotorTempo</text:span><text:span text:style-name="T50"> représente l’observer implémenté par le </text:span><text:span text:style-name="Code">Controller</text:span><text:span text:style-name="T50">. </text:span><text:span text:style-name="T62">La méthode updateObservers() du sujet est appelée lors de </text:span><text:span text:style-name="T63">chaque exécution</text:span><text:span text:style-name="T62"> de la méthode setTempo(int tempo) du Moteur. </text:span><text:span text:style-name="T63">Elle permet de notifier au </text:span><text:span text:style-name="Code">Controller</text:span><text:span text:style-name="T63"> un changement d'état en appelant la méthode </text:span><text:span text:style-name="Code">updateDisplayTempo(SubjectMotorTempo s)</text:span><text:span text:style-name="T63"> de l'ob</text:span><text:span text:style-name="T85">s</text:span><text:span text:style-name="T63">erver.</text:span></text:p>
        </text:list-header>
      </text:list>
      <text:list xml:id="list513152164" text:continue-list="list1147653693" text:style-name="List_20_1">
        <text:list-item>
          <text:p text:style-name="P24">Observeur sur la molette de l'IHM</text:p>
        </text:list-item>
      </text:list>
      <text:list xml:id="list1115716297" text:continue-list="list1996728132" text:style-name="L1">
        <text:list-item>
          <text:list>
            <text:list-item>
              <text:list>
                <text:list-header>
                  <text:p text:style-name="P18"><text:tab/><text:span text:style-name="T64">Afin de notifier les changements de valeurs de la molette de l'</text:span><text:span text:style-name="Code">IHM</text:span><text:span text:style-name="T64">, une implémentation du pattern observer a également été mise en place entre le l'</text:span><text:span text:style-name="Code">IHM</text:span><text:span text:style-name="T64"> et le </text:span><text:span text:style-name="Code">Controller</text:span><text:span text:style-name="T64">. Deux interfaces ont </text:span><text:soft-page-break/><text:span text:style-name="T64">été créées : </text:span><text:span text:style-name="Code">SubjectWheel</text:span><text:span text:style-name="T64"> est le sujet de l’observer implémenté par le l'</text:span><text:span text:style-name="Code">IHM</text:span><text:span text:style-name="T64"> et </text:span><text:span text:style-name="Code">ObserverWheel</text:span><text:span text:style-name="T64"> représente l’observer implémenté par le </text:span><text:span text:style-name="Code">Controller</text:span><text:span text:style-name="T64">. La méthode </text:span><text:span text:style-name="Code">updateObservers()</text:span><text:span text:style-name="T64"> du sujet est appelée lors de </text:span><text:span text:style-name="T65">la détection par l'IHM d'un changement de valeur de la molette (dans la première version, c'est un </text:span><text:span text:style-name="Code">ChangeListener</text:span><text:span text:style-name="T65"> qui permet de </text:span><text:span text:style-name="T66">contrôler ces changements et d'envoyer une notification quand la valeur est stabilisée).</text:span><text:span text:style-name="T64"> </text:span><text:span text:style-name="T66">Cette notification est représentée par l'appel</text:span><text:span text:style-name="T64"> de la méthode </text:span><text:span text:style-name="Code">updateWheel(SubjectWheel s)</text:span><text:span text:style-name="T64"> de l'ob</text:span><text:span text:style-name="T66">s</text:span><text:span text:style-name="T64">erver.</text:span></text:p>
                </text:list-header>
              </text:list>
            </text:list-item>
          </text:list>
        </text:list-item>
      </text:list>
      <text:h text:style-name="P33" text:outline-level="1"/>
      <text:h text:style-name="P35" text:outline-level="1">Deuxième version – IHM Hardware avec adaptateur</text:h>
      <text:h text:style-name="P27" text:outline-level="2">Simulateur de matériel</text:h>
      <text:list xml:id="list20378716741" text:style-name="L2">
        <text:list-header>
          <text:p text:style-name="P19"><text:span text:style-name="T72"><text:tab/></text:span><text:span text:style-name="T73">Pour cette deuxième version du Métronome, un simulateur de matériel a été créé afin de pouvoir représenter les communications de l'application avec un matériel </text:span><text:span text:style-name="T74">externe. Ce simulateur comporte les mêmes spécifications et les mêmes interfaces que le vrai matériel, seule son implémentation a été faite en Java.</text:span></text:p>
        </text:list-header>
      </text:list>
      <text:h text:style-name="P28" text:outline-level="2">Pattern adaptateur</text:h>
      <text:list xml:id="list1529543784" text:continue-numbering="true" text:style-name="L2">
        <text:list-header>
          <text:p text:style-name="P20"><text:tab/><text:span text:style-name="T67">Afin de </text:span><text:span text:style-name="T69">permettre au</text:span><text:span text:style-name="T68"> Métronome </text:span><text:span text:style-name="T69">de</text:span><text:span text:style-name="T68"> pouvoir communiquer avec </text:span><text:span text:style-name="T71">une interface d'</text:span><text:span text:style-name="T68">un matériel externe (dans cette deuxième version, un simulateur en Java), </text:span><text:span text:style-name="T70">aucune modification n'a été apporté à la logique </text:span><text:span text:style-name="T71">de</text:span><text:span text:style-name="T70"> fonctionnement de l'applicatio</text:span><text:span text:style-name="T71">n. Ainsi, on retrouve les mêmes interfaces et les mêmes implémentations du </text:span><text:span text:style-name="Code">Mot</text:span><text:span text:style-name="Code"><text:span text:style-name="T89">or</text:span></text:span><text:span text:style-name="T71"> et du </text:span><text:span text:style-name="Code">Controller</text:span><text:span text:style-name="T71">, seule une nouvelle implémentation de l'</text:span><text:span text:style-name="Code">IHM</text:span><text:span text:style-name="T71"> a été mise en place. Cette nouvelle implémentation correspond en fait à </text:span><text:span text:style-name="T74">un</text:span><text:span text:style-name="T71"> </text:span><text:span text:style-name="Code">ConcreteAdapter</text:span><text:span text:style-name="T71"> du design pattern </text:span><text:span text:style-name="Code">Adapter</text:span><text:span text:style-name="Code"><text:span text:style-name="T71"> </text:span></text:span><text:span text:style-name="T72">et va permettre d'adapter les communications entre </text:span><text:span text:style-name="T74">l'</text:span><text:span text:style-name="Code">IHM</text:span><text:span text:style-name="T74"> et l</text:span><text:span text:style-name="T76">'</text:span><text:span text:style-name="T74">interface du matériel. </text:span><text:span text:style-name="T75">Ainsi, une </text:span><text:span text:style-name="T76">méthode</text:span><text:span text:style-name="T75"> </text:span><text:span text:style-name="Code">readHardware()</text:span><text:span text:style-name="T76"> a été créée afin</text:span><text:span text:style-name="T75"> de vérifier l'état du matériel. </text:span><text:span text:style-name="T77">Elle</text:span><text:span text:style-name="T76"> permet notamment de sauvegarder l'état courant afin de détecter les changements </text:span><text:span text:style-name="T77">dans l'interface utilisateur </text:span><text:span text:style-name="T76">(appui sur un bouton </text:span><text:span text:style-name="T77">ou</text:span><text:span text:style-name="T76"> changement de valeur de la molette). </text:span><text:span text:style-name="T78">D'autre part, cette nouvelle implémentation de l'IHM permet toujours d'accéder à la valeur de la molette, de changer la valeur d'affichage du tempo </text:span><text:span text:style-name="T80">et</text:span><text:span text:style-name="T78"> de déclencher l'exécution des méthodes permettant </text:span><text:span text:style-name="T80">de faire flasher les diodes ainsi que d’émettre un son afin </text:span><text:span text:style-name="T78">de marquer les temps et les mesure</text:span><text:span text:style-name="T80">s</text:span><text:span text:style-name="T79">.</text:span></text:p>
        </text:list-header>
      </text:list>
      <text:h text:style-name="Heading_20_2" text:outline-level="2">Pattern commande ReadHardwar<text:span text:style-name="T8">e</text:span></text:h>
      <text:p text:style-name="P14"><text:tab/><text:span text:style-name="T81">Une commande permettant d'appeler la méthode </text:span><text:span text:style-name="Code"><text:span text:style-name="T91">readHardware()</text:span></text:span><text:span text:style-name="T76"> a é</text:span><text:span text:style-name="T81">galement été créée. Elle a l'Adapter à la foi comme client et comme receiver, mais elle est invoquée par une Horloge créée par l'Adapter afin d'être exécutée périodiquement.</text:span></text:p>
      <text:p text:style-name="P21"/>
      <text:h text:style-name="P34" text:outline-level="1"><text:span text:style-name="T88">Tests</text:span></text:h>
      <text:p text:style-name="P13"><text:span text:style-name="T90">Pour vérifier le bon fonctionnement du métronome, des tests unitaires et d'intégration ont été réalisés. Ces tests sont les mêmes entre la v1 à v2.</text:span></text:p>
      <text:h text:style-name="P29" text:outline-level="2"><text:span text:style-name="T89">Unitaires (motor)</text:span></text:h>
      <text:p text:style-name="P15"><text:span text:style-name="T91">Un </text:span><text:span text:style-name="T54">mock</text:span><text:span text:style-name="T91"> du contrôleur à dû être créé afin de tester unitairement le moteur. Ces tests sont détaillés dans la classe test </text:span><text:span text:style-name="Code"><text:span text:style-name="T91">TestMotorMetronomeIU</text:span></text:span><text:span text:style-name="T91"> du package test (motor).</text:span></text:p>
      <text:h text:style-name="P30" text:outline-level="2"><text:span text:style-name="T92">Intégration</text:span></text:h>
      <text:p text:style-name="P15"><text:span text:style-name="T92">Ces tests permet de vérifier la cohérence entre l'état de l'IHM Swing et l'état du moteur du métronome (dans les deux sens). </text:span><text:span text:style-name="T93">Ils sont détaillés dans la classe </text:span><text:span text:style-name="Code"><text:span text:style-name="T91">TestIHMImplUI</text:span></text:span><text:span text:style-name="T93"> du package test (ihm).</text:span></text:p>
      <text:p text:style-name="P12"><text:span text:style-name="T88"/></text:p>
      <text:h text:style-name="P31" text:outline-level="1">Conclusion</text:h>
      <text:p text:style-name="P11"><text:tab/><text:span text:style-name="T86">Nous pouvons voir que notre application respecte le cahier des c</text:span><text:span text:style-name="T87">h</text:span><text:span text:style-name="T86">arges. </text:span><text:span text:style-name="T94">Ce projet nous a permis de mieux apprendre à utiliser les partons de conception impliquant une diminution du couplage entre les classes principa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Arial" fo:font-size="18pt" style:text-underline-style="solid" style:text-underline-width="auto" style:text-underline-color="font-color"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Text_20_body" style:default-outline-level="1" style:class="text">
      <style:paragraph-properties fo:text-align="start" style:justify-single-word="false" style:shadow="none">
        <style:tab-stops/>
      </style:paragraph-properties>
      <style:text-properties fo:font-size="125%" style:text-underline-style="none"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text-align="start" style:justify-single-word="false" style:shadow="none"/>
      <style:text-properties fo:font-size="12pt" fo:font-style="italic" style:text-underline-style="none" fo:font-weight="bold" style:font-size-asian="14pt" style:font-style-asian="italic" style:font-weight-asian="bold" style:font-size-complex="14pt" style:font-style-complex="italic" style:font-weight-complex="bold"/>
    </style:style>
    <style:style style:name="Element" style:family="paragraph" style:parent-style-name="Text_20_body" style:list-style-name="List_20_1" style:class="text" style:master-page-name="">
      <style:paragraph-properties fo:margin-top="0.4cm" fo:margin-bottom="0.21cm" style:contextual-spacing="false" style:page-number="auto">
        <style:tab-stops/>
      </style:paragraph-properties>
      <style:text-properties fo:font-weight="bold" style:font-size-asian="10.5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Definition" style:family="text"/>
    <style:style style:name="Example" style:family="text">
      <style:text-properties style:font-name="Courier New" style:font-name-asian="Courier New" style:font-name-complex="Courier New"/>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Code" style:family="text" style:parent-style-name="Teletype">
      <style:text-properties style:font-name="Courier New" fo:font-size="10.5pt" fo:font-weight="normal" officeooo:rsid="001d73eb" style:font-name-asian="Courier New" style:font-size-asian="10.5pt" style:font-name-complex="Courier New"/>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1.15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57cm" fo:text-indent="1.03cm" fo:margin-left="-0.03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75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12:05:08</meta:creation-date>
    <dc:date>2013-01-11T17:38:25</dc:date>
    <meta:editing-duration>PT21H54M39S</meta:editing-duration>
    <meta:editing-cycles>88</meta:editing-cycles>
    <meta:generator>LibreOffice/3.6$Linux_X86_64 LibreOffice_project/360m1$Build-2</meta:generator>
    <dc:creator>Taira </dc:creator>
    <meta:document-statistic meta:table-count="0" meta:image-count="0" meta:object-count="0" meta:page-count="4" meta:paragraph-count="39" meta:word-count="1366" meta:character-count="8922" meta:non-whitespace-character-count="7570"/>
  </office:meta>
</office:document-meta>
</file>